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6.002cm" svg:height="8.995cm" svg:x="8.029cm" svg:y="3.651cm">
            <draw:object draw:notify-on-update-of-ranges="Sheet1.A2:Sheet1.A4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Kilotavua</text:p>
          </table:table-cell>
          <table:table-cell/>
        </table:table-row>
        <table:table-row table:style-name="ro1">
          <table:table-cell office:value-type="string">
            <text:p>Tiedosto</text:p>
          </table:table-cell>
          <table:table-cell table:formula="of:=[.C2]/[.B11]" office:value-type="float" office:value="1024">
            <text:p>1024</text:p>
          </table:table-cell>
          <table:table-cell office:value-type="float" office:value="1048576">
            <text:p>1048576</text:p>
          </table:table-cell>
        </table:table-row>
        <table:table-row table:style-name="ro1">
          <table:table-cell office:value-type="string">
            <text:p>SOCKS5 Bytestreams</text:p>
          </table:table-cell>
          <table:table-cell table:formula="of:=[.C3]/[.B11]" office:value-type="float" office:value="1024.24609375">
            <text:p>1024,25</text:p>
          </table:table-cell>
          <table:table-cell office:value-type="float" office:value="1048828">
            <text:p>1048828</text:p>
          </table:table-cell>
        </table:table-row>
        <table:table-row table:style-name="ro1">
          <table:table-cell office:value-type="string">
            <text:p>In-Band Bytestreams</text:p>
          </table:table-cell>
          <table:table-cell table:formula="of:=[.C4]/[.B11]" office:value-type="float" office:value="1366.19921875">
            <text:p>1366,2</text:p>
          </table:table-cell>
          <table:table-cell office:value-type="float" office:value="1398988">
            <text:p>1398988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.12.2011</text:date>, <text:time>12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39S</meta:editing-duration>
    <meta:editing-cycles>4</meta:editing-cycles>
    <meta:generator>LibreOffice/3.4$Win32 LibreOffice_project/340m1$Build-402</meta:generator>
    <dc:date>2011-12-19T12:33:11.86</dc:date>
    <dc:creator>Tuomas Virtanen</dc:creator>
    <meta:document-statistic meta:table-count="3" meta:cell-count="1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bar" chart:style-name="ch1">
        <chart:title svg:x="4.465cm" svg:y="0.315cm" chart:style-name="ch2">
          <text:p>Tiedostonsiirtomenetelmien vertailua</text:p>
        </chart:title>
        <chart:plot-area chart:style-name="ch3" table:cell-range-address="Sheet1.A2:Sheet1.B4" chart:data-source-has-labels="column" svg:x="1.358cm" svg:y="1.631cm" svg:width="14.005cm" svg:height="6.178cm">
          <chartooo:coordinate-region svg:x="2.35cm" svg:y="1.843cm" svg:width="13.013cm" svg:height="5.293cm"/>
          <chart:axis chart:dimension="x" chart:name="primary-x" chart:style-name="ch4" chartooo:axis-type="auto">
            <chartooo:date-scale/>
            <chart:title svg:x="7.496cm" svg:y="7.989cm" chart:style-name="ch5">
              <text:p>Menetelmä</text:p>
            </chart:title>
            <chart:categories table:cell-range-address="Sheet1.A2:Sheet1.A4"/>
          </chart:axis>
          <chart:axis chart:dimension="y" chart:name="primary-y" chart:style-name="ch6">
            <chart:title svg:x="0.451cm" svg:y="6.471cm" chart:style-name="ch7">
              <text:p>Siirretty data (Kilotavua)</text:p>
            </chart:title>
            <chart:grid chart:style-name="ch8" chart:class="major"/>
          </chart:axis>
          <chart:series chart:style-name="ch9" chart:values-cell-range-address="Sheet1.B2:Sheet1.B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iedosto</text:p>
                <draw:g>
                  <svg:desc>Sheet1.A2:Sheet1.A4</svg:desc>
                </draw:g>
              </table:table-cell>
              <table:table-cell office:value-type="float" office:value="1024">
                <text:p>1024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SOCKS5 Bytestreams</text:p>
              </table:table-cell>
              <table:table-cell office:value-type="float" office:value="1024.24609375">
                <text:p>1024.24609375</text:p>
              </table:table-cell>
            </table:table-row>
            <table:table-row>
              <table:table-cell office:value-type="string">
                <text:p>In-Band Bytestreams</text:p>
              </table:table-cell>
              <table:table-cell office:value-type="float" office:value="1366.19921875">
                <text:p>1366.19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